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3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5.3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0"/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1.11.05" table:style-name="ta1">
        <table:shapes>
          <draw:frame draw:z-index="0" draw:style-name="gr1" draw:text-style-name="P1" svg:width="453.77pt" svg:height="255.23pt" svg:x="634.14pt" svg:y="18.82pt">
            <draw:object draw:notify-on-update-of-ranges="'2021.11.05'.G6:'2021.11.05'.G16 '2021.11.05'.I6:'2021.11.05'.I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28.02pt" svg:y="242.96pt">
            <draw:object draw:notify-on-update-of-ranges="'2021.11.05'.H6:'2021.11.05'.H16 '2021.11.05'.J6:'2021.11.05'.J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Example_00_time_only</text:p>
          </table:table-cell>
          <table:table-cell table:style-name="ce10"/>
          <table:table-cell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Example_00_clock_events</text:p>
          </table:table-cell>
          <table:table-cell table:style-name="ce10"/>
          <table:table-cell/>
          <table:table-cell table:style-name="ce10"/>
          <table:table-cell table:number-columns-repeated="6"/>
        </table:table-row>
        <table:table-row table:style-name="ro1">
          <table:table-cell table:style-name="ce1" office:value-type="string" calcext:value-type="string">
            <text:p>100s simulation, 1000 communication intervals</text:p>
          </table:table-cell>
          <table:table-cell table:style-name="ce10"/>
          <table:table-cell/>
          <table:table-cell table:style-name="ce10"/>
          <table:table-cell table:number-columns-repeated="2"/>
          <table:table-cell table:style-name="ce6" office:value-type="string" calcext:value-type="string" table:number-columns-spanned="4" table:number-rows-spanned="1">
            <text:p>Normalised to minimum</text:p>
          </table:table-cell>
          <table:covered-table-cell table:number-columns-repeated="3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Continuous-time</text:p>
          </table:table-cell>
          <table:covered-table-cell/>
          <table:table-cell table:style-name="ce10" office:value-type="string" calcext:value-type="string" table:number-columns-spanned="2" table:number-rows-spanned="1">
            <text:p>Clocked 0.1s, no skew</text:p>
          </table:table-cell>
          <table:covered-table-cell/>
          <table:table-cell/>
          <table:table-cell table:style-name="ce10" office:value-type="string" calcext:value-type="string" table:number-columns-spanned="2" table:number-rows-spanned="1">
            <text:p>Continuous-time</text:p>
          </table:table-cell>
          <table:covered-table-cell/>
          <table:table-cell table:style-name="ce10" office:value-type="string" calcext:value-type="string" table:number-columns-spanned="2" table:number-rows-spanned="1">
            <text:p>Clocked 0.1s, no skew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Tolerance</text:p>
          </table:table-cell>
          <table:table-cell table:style-name="ce5" office:value-type="string" calcext:value-type="string">
            <text:p>sim time (s)</text:p>
          </table:table-cell>
          <table:table-cell table:style-name="ce5" office:value-type="string" calcext:value-type="string">
            <text:p>steps</text:p>
          </table:table-cell>
          <table:table-cell table:style-name="ce5" office:value-type="string" calcext:value-type="string">
            <text:p>sim time (s)</text:p>
          </table:table-cell>
          <table:table-cell table:style-name="ce5" office:value-type="string" calcext:value-type="string">
            <text:p>steps</text:p>
          </table:table-cell>
          <table:table-cell/>
          <table:table-cell table:style-name="ce5" office:value-type="string" calcext:value-type="string">
            <text:p>sim time</text:p>
          </table:table-cell>
          <table:table-cell table:style-name="ce5" office:value-type="string" calcext:value-type="string">
            <text:p>steps</text:p>
          </table:table-cell>
          <table:table-cell table:style-name="ce5" office:value-type="string" calcext:value-type="string">
            <text:p>sim time</text:p>
          </table:table-cell>
          <table:table-cell table:style-name="ce5" office:value-type="string" calcext:value-type="string">
            <text:p>steps</text:p>
          </table:table-cell>
        </table:table-row>
        <table:table-row table:style-name="ro1">
          <table:table-cell table:style-name="ce3" office:value-type="float" office:value="0.01" calcext:value-type="float">
            <text:p>1.00E-02</text:p>
          </table:table-cell>
          <table:table-cell office:value-type="float" office:value="0.917" calcext:value-type="float">
            <text:p>0.917</text:p>
          </table:table-cell>
          <table:table-cell office:value-type="float" office:value="100" calcext:value-type="float">
            <text:p>100</text:p>
          </table:table-cell>
          <table:table-cell office:value-type="float" office:value="239.43" calcext:value-type="float">
            <text:p>239.43</text:p>
          </table:table-cell>
          <table:table-cell office:value-type="float" office:value="18606" calcext:value-type="float">
            <text:p>18606</text:p>
          </table:table-cell>
          <table:table-cell/>
          <table:table-cell table:style-name="ce7" table:formula="of:=[.B6]/[.B$6]" office:value-type="float" office:value="1" calcext:value-type="float">
            <text:p>1.000</text:p>
          </table:table-cell>
          <table:table-cell table:style-name="ce7" table:formula="of:=[.C6]/[.C$6]" office:value-type="float" office:value="1" calcext:value-type="float">
            <text:p>1.000</text:p>
          </table:table-cell>
          <table:table-cell table:style-name="ce7" table:formula="of:=[.D6]/[.D$6]" office:value-type="float" office:value="1" calcext:value-type="float">
            <text:p>1.000</text:p>
          </table:table-cell>
          <table:table-cell table:style-name="ce7" table:formula="of:=[.E6]/[.E$6]" office:value-type="float" office:value="1" calcext:value-type="float">
            <text:p>1.000</text:p>
          </table:table-cell>
        </table:table-row>
        <table:table-row table:style-name="ro1">
          <table:table-cell table:style-name="ce3" office:value-type="float" office:value="0.001" calcext:value-type="float">
            <text:p>1.00E-03</text:p>
          </table:table-cell>
          <table:table-cell office:value-type="float" office:value="0.937" calcext:value-type="float">
            <text:p>0.937</text:p>
          </table:table-cell>
          <table:table-cell office:value-type="float" office:value="149" calcext:value-type="float">
            <text:p>149</text:p>
          </table:table-cell>
          <table:table-cell office:value-type="float" office:value="220.315" calcext:value-type="float">
            <text:p>220.315</text:p>
          </table:table-cell>
          <table:table-cell office:value-type="float" office:value="18606" calcext:value-type="float">
            <text:p>18606</text:p>
          </table:table-cell>
          <table:table-cell/>
          <table:table-cell table:style-name="ce7" table:formula="of:=[.B7]/[.B$6]" office:value-type="float" office:value="1.02181025081788" calcext:value-type="float">
            <text:p>1.022</text:p>
          </table:table-cell>
          <table:table-cell table:style-name="ce7" table:formula="of:=[.C7]/[.C$6]" office:value-type="float" office:value="1.49" calcext:value-type="float">
            <text:p>1.490</text:p>
          </table:table-cell>
          <table:table-cell table:style-name="ce7" table:formula="of:=[.D7]/[.D$6]" office:value-type="float" office:value="0.920164557490707" calcext:value-type="float">
            <text:p>0.920</text:p>
          </table:table-cell>
          <table:table-cell table:style-name="ce7" table:formula="of:=[.E7]/[.E$6]" office:value-type="float" office:value="1" calcext:value-type="float">
            <text:p>1.000</text:p>
          </table:table-cell>
        </table:table-row>
        <table:table-row table:style-name="ro1">
          <table:table-cell table:style-name="ce3" office:value-type="float" office:value="0.0001" calcext:value-type="float">
            <text:p>1.00E-04</text:p>
          </table:table-cell>
          <table:table-cell office:value-type="float" office:value="0.944" calcext:value-type="float">
            <text:p>0.944</text:p>
          </table:table-cell>
          <table:table-cell office:value-type="float" office:value="188" calcext:value-type="float">
            <text:p>188</text:p>
          </table:table-cell>
          <table:table-cell office:value-type="float" office:value="235.737" calcext:value-type="float">
            <text:p>235.737</text:p>
          </table:table-cell>
          <table:table-cell office:value-type="float" office:value="18606" calcext:value-type="float">
            <text:p>18606</text:p>
          </table:table-cell>
          <table:table-cell/>
          <table:table-cell table:style-name="ce7" table:formula="of:=[.B8]/[.B$6]" office:value-type="float" office:value="1.02944383860414" calcext:value-type="float">
            <text:p>1.029</text:p>
          </table:table-cell>
          <table:table-cell table:style-name="ce7" table:formula="of:=[.C8]/[.C$6]" office:value-type="float" office:value="1.88" calcext:value-type="float">
            <text:p>1.880</text:p>
          </table:table-cell>
          <table:table-cell table:style-name="ce7" table:formula="of:=[.D8]/[.D$6]" office:value-type="float" office:value="0.984575867685754" calcext:value-type="float">
            <text:p>0.985</text:p>
          </table:table-cell>
          <table:table-cell table:style-name="ce7" table:formula="of:=[.E8]/[.E$6]" office:value-type="float" office:value="1" calcext:value-type="float">
            <text:p>1.000</text:p>
          </table:table-cell>
        </table:table-row>
        <table:table-row table:style-name="ro1">
          <table:table-cell table:style-name="ce3" office:value-type="float" office:value="0.00001" calcext:value-type="float">
            <text:p>1.00E-05</text:p>
          </table:table-cell>
          <table:table-cell office:value-type="float" office:value="0.982" calcext:value-type="float">
            <text:p>0.982</text:p>
          </table:table-cell>
          <table:table-cell office:value-type="float" office:value="294" calcext:value-type="float">
            <text:p>294</text:p>
          </table:table-cell>
          <table:table-cell office:value-type="float" office:value="221.712" calcext:value-type="float">
            <text:p>221.712</text:p>
          </table:table-cell>
          <table:table-cell office:value-type="float" office:value="18606" calcext:value-type="float">
            <text:p>18606</text:p>
          </table:table-cell>
          <table:table-cell/>
          <table:table-cell table:style-name="ce7" table:formula="of:=[.B9]/[.B$6]" office:value-type="float" office:value="1.07088331515812" calcext:value-type="float">
            <text:p>1.071</text:p>
          </table:table-cell>
          <table:table-cell table:style-name="ce7" table:formula="of:=[.C9]/[.C$6]" office:value-type="float" office:value="2.94" calcext:value-type="float">
            <text:p>2.940</text:p>
          </table:table-cell>
          <table:table-cell table:style-name="ce7" table:formula="of:=[.D9]/[.D$6]" office:value-type="float" office:value="0.925999248214509" calcext:value-type="float">
            <text:p>0.926</text:p>
          </table:table-cell>
          <table:table-cell table:style-name="ce7" table:formula="of:=[.E9]/[.E$6]" office:value-type="float" office:value="1" calcext:value-type="float">
            <text:p>1.000</text:p>
          </table:table-cell>
        </table:table-row>
        <table:table-row table:style-name="ro1">
          <table:table-cell table:style-name="ce3" office:value-type="float" office:value="0.000001" calcext:value-type="float">
            <text:p>1.00E-06</text:p>
          </table:table-cell>
          <table:table-cell office:value-type="float" office:value="1.114" calcext:value-type="float">
            <text:p>1.114</text:p>
          </table:table-cell>
          <table:table-cell office:value-type="float" office:value="387" calcext:value-type="float">
            <text:p>387</text:p>
          </table:table-cell>
          <table:table-cell office:value-type="float" office:value="270.935" calcext:value-type="float">
            <text:p>270.935</text:p>
          </table:table-cell>
          <table:table-cell office:value-type="float" office:value="20642" calcext:value-type="float">
            <text:p>20642</text:p>
          </table:table-cell>
          <table:table-cell/>
          <table:table-cell table:style-name="ce7" table:formula="of:=[.B10]/[.B$6]" office:value-type="float" office:value="1.21483097055616" calcext:value-type="float">
            <text:p>1.215</text:p>
          </table:table-cell>
          <table:table-cell table:style-name="ce7" table:formula="of:=[.C10]/[.C$6]" office:value-type="float" office:value="3.87" calcext:value-type="float">
            <text:p>3.870</text:p>
          </table:table-cell>
          <table:table-cell table:style-name="ce7" table:formula="of:=[.D10]/[.D$6]" office:value-type="float" office:value="1.1315833437748" calcext:value-type="float">
            <text:p>1.132</text:p>
          </table:table-cell>
          <table:table-cell table:style-name="ce7" table:formula="of:=[.E10]/[.E$6]" office:value-type="float" office:value="1.10942706653768" calcext:value-type="float">
            <text:p>1.109</text:p>
          </table:table-cell>
        </table:table-row>
        <table:table-row table:style-name="ro1">
          <table:table-cell table:style-name="ce3" office:value-type="float" office:value="0.0000001" calcext:value-type="float">
            <text:p>1.00E-07</text:p>
          </table:table-cell>
          <table:table-cell office:value-type="float" office:value="1.384" calcext:value-type="float">
            <text:p>1.384</text:p>
          </table:table-cell>
          <table:table-cell office:value-type="float" office:value="561" calcext:value-type="float">
            <text:p>561</text:p>
          </table:table-cell>
          <table:table-cell office:value-type="float" office:value="301.305" calcext:value-type="float">
            <text:p>301.305</text:p>
          </table:table-cell>
          <table:table-cell office:value-type="float" office:value="23769" calcext:value-type="float">
            <text:p>23769</text:p>
          </table:table-cell>
          <table:table-cell/>
          <table:table-cell table:style-name="ce7" table:formula="of:=[.B11]/[.B$6]" office:value-type="float" office:value="1.5092693565976" calcext:value-type="float">
            <text:p>1.509</text:p>
          </table:table-cell>
          <table:table-cell table:style-name="ce7" table:formula="of:=[.C11]/[.C$6]" office:value-type="float" office:value="5.61" calcext:value-type="float">
            <text:p>5.610</text:p>
          </table:table-cell>
          <table:table-cell table:style-name="ce7" table:formula="of:=[.D11]/[.D$6]" office:value-type="float" office:value="1.25842626237314" calcext:value-type="float">
            <text:p>1.258</text:p>
          </table:table-cell>
          <table:table-cell table:style-name="ce7" table:formula="of:=[.E11]/[.E$6]" office:value-type="float" office:value="1.27749113189294" calcext:value-type="float">
            <text:p>1.277</text:p>
          </table:table-cell>
        </table:table-row>
        <table:table-row table:style-name="ro1">
          <table:table-cell table:style-name="ce3" office:value-type="float" office:value="0.00000001" calcext:value-type="float">
            <text:p>1.00E-08</text:p>
          </table:table-cell>
          <table:table-cell office:value-type="float" office:value="1.533" calcext:value-type="float">
            <text:p>1.533</text:p>
          </table:table-cell>
          <table:table-cell office:value-type="float" office:value="809" calcext:value-type="float">
            <text:p>809</text:p>
          </table:table-cell>
          <table:table-cell office:value-type="float" office:value="341.819" calcext:value-type="float">
            <text:p>341.819</text:p>
          </table:table-cell>
          <table:table-cell office:value-type="float" office:value="27465" calcext:value-type="float">
            <text:p>27465</text:p>
          </table:table-cell>
          <table:table-cell/>
          <table:table-cell table:style-name="ce7" table:formula="of:=[.B12]/[.B$6]" office:value-type="float" office:value="1.67175572519084" calcext:value-type="float">
            <text:p>1.672</text:p>
          </table:table-cell>
          <table:table-cell table:style-name="ce7" table:formula="of:=[.C12]/[.C$6]" office:value-type="float" office:value="8.09" calcext:value-type="float">
            <text:p>8.090</text:p>
          </table:table-cell>
          <table:table-cell table:style-name="ce7" table:formula="of:=[.D12]/[.D$6]" office:value-type="float" office:value="1.42763646994946" calcext:value-type="float">
            <text:p>1.428</text:p>
          </table:table-cell>
          <table:table-cell table:style-name="ce7" table:formula="of:=[.E12]/[.E$6]" office:value-type="float" office:value="1.47613673008707" calcext:value-type="float">
            <text:p>1.476</text:p>
          </table:table-cell>
        </table:table-row>
        <table:table-row table:style-name="ro1">
          <table:table-cell table:style-name="ce3" office:value-type="float" office:value="0.000000001" calcext:value-type="float">
            <text:p>1.00E-09</text:p>
          </table:table-cell>
          <table:table-cell office:value-type="float" office:value="1.685" calcext:value-type="float">
            <text:p>1.685</text:p>
          </table:table-cell>
          <table:table-cell office:value-type="float" office:value="1103" calcext:value-type="float">
            <text:p>1103</text:p>
          </table:table-cell>
          <table:table-cell office:value-type="float" office:value="349.053" calcext:value-type="float">
            <text:p>349.053</text:p>
          </table:table-cell>
          <table:table-cell office:value-type="float" office:value="31997" calcext:value-type="float">
            <text:p>31997</text:p>
          </table:table-cell>
          <table:table-cell/>
          <table:table-cell table:style-name="ce7" table:formula="of:=[.B13]/[.B$6]" office:value-type="float" office:value="1.83751363140676" calcext:value-type="float">
            <text:p>1.838</text:p>
          </table:table-cell>
          <table:table-cell table:style-name="ce7" table:formula="of:=[.C13]/[.C$6]" office:value-type="float" office:value="11.03" calcext:value-type="float">
            <text:p>11.030</text:p>
          </table:table-cell>
          <table:table-cell table:style-name="ce7" table:formula="of:=[.D13]/[.D$6]" office:value-type="float" office:value="1.45784989349706" calcext:value-type="float">
            <text:p>1.458</text:p>
          </table:table-cell>
          <table:table-cell table:style-name="ce7" table:formula="of:=[.E13]/[.E$6]" office:value-type="float" office:value="1.71971407072987" calcext:value-type="float">
            <text:p>1.720</text:p>
          </table:table-cell>
        </table:table-row>
        <table:table-row table:style-name="ro1">
          <table:table-cell table:style-name="ce3" office:value-type="float" office:value="0.0000000001" calcext:value-type="float">
            <text:p>1.00E-10</text:p>
          </table:table-cell>
          <table:table-cell office:value-type="float" office:value="2.296" calcext:value-type="float">
            <text:p>2.296</text:p>
          </table:table-cell>
          <table:table-cell office:value-type="float" office:value="1601" calcext:value-type="float">
            <text:p>1601</text:p>
          </table:table-cell>
          <table:table-cell office:value-type="float" office:value="388.681" calcext:value-type="float">
            <text:p>388.681</text:p>
          </table:table-cell>
          <table:table-cell office:value-type="float" office:value="37319" calcext:value-type="float">
            <text:p>37319</text:p>
          </table:table-cell>
          <table:table-cell/>
          <table:table-cell table:style-name="ce7" table:formula="of:=[.B14]/[.B$6]" office:value-type="float" office:value="2.50381679389313" calcext:value-type="float">
            <text:p>2.504</text:p>
          </table:table-cell>
          <table:table-cell table:style-name="ce7" table:formula="of:=[.C14]/[.C$6]" office:value-type="float" office:value="16.01" calcext:value-type="float">
            <text:p>16.010</text:p>
          </table:table-cell>
          <table:table-cell table:style-name="ce7" table:formula="of:=[.D14]/[.D$6]" office:value-type="float" office:value="1.6233596458255" calcext:value-type="float">
            <text:p>1.623</text:p>
          </table:table-cell>
          <table:table-cell table:style-name="ce7" table:formula="of:=[.E14]/[.E$6]" office:value-type="float" office:value="2.0057508330646" calcext:value-type="float">
            <text:p>2.006</text:p>
          </table:table-cell>
        </table:table-row>
        <table:table-row table:style-name="ro1">
          <table:table-cell table:style-name="ce3" office:value-type="float" office:value="0.00000000001" calcext:value-type="float">
            <text:p>1.00E-11</text:p>
          </table:table-cell>
          <table:table-cell office:value-type="float" office:value="2.392" calcext:value-type="float">
            <text:p>2.392</text:p>
          </table:table-cell>
          <table:table-cell office:value-type="float" office:value="2321" calcext:value-type="float">
            <text:p>2321</text:p>
          </table:table-cell>
          <table:table-cell office:value-type="float" office:value="397.867" calcext:value-type="float">
            <text:p>397.867</text:p>
          </table:table-cell>
          <table:table-cell office:value-type="float" office:value="42686" calcext:value-type="float">
            <text:p>42686</text:p>
          </table:table-cell>
          <table:table-cell/>
          <table:table-cell table:style-name="ce7" table:formula="of:=[.B15]/[.B$6]" office:value-type="float" office:value="2.60850599781897" calcext:value-type="float">
            <text:p>2.609</text:p>
          </table:table-cell>
          <table:table-cell table:style-name="ce7" table:formula="of:=[.C15]/[.C$6]" office:value-type="float" office:value="23.21" calcext:value-type="float">
            <text:p>23.210</text:p>
          </table:table-cell>
          <table:table-cell table:style-name="ce7" table:formula="of:=[.D15]/[.D$6]" office:value-type="float" office:value="1.6617257653594" calcext:value-type="float">
            <text:p>1.662</text:p>
          </table:table-cell>
          <table:table-cell table:style-name="ce7" table:formula="of:=[.E15]/[.E$6]" office:value-type="float" office:value="2.29420617005267" calcext:value-type="float">
            <text:p>2.294</text:p>
          </table:table-cell>
        </table:table-row>
        <table:table-row table:style-name="ro1">
          <table:table-cell table:style-name="ce3" office:value-type="float" office:value="0.000000000001" calcext:value-type="float">
            <text:p>1.00E-12</text:p>
          </table:table-cell>
          <table:table-cell office:value-type="float" office:value="2.747" calcext:value-type="float">
            <text:p>2.747</text:p>
          </table:table-cell>
          <table:table-cell office:value-type="float" office:value="3660" calcext:value-type="float">
            <text:p>3660</text:p>
          </table:table-cell>
          <table:table-cell office:value-type="float" office:value="406.871" calcext:value-type="float">
            <text:p>406.871</text:p>
          </table:table-cell>
          <table:table-cell office:value-type="float" office:value="50704" calcext:value-type="float">
            <text:p>50704</text:p>
          </table:table-cell>
          <table:table-cell/>
          <table:table-cell table:style-name="ce7" table:formula="of:=[.B16]/[.B$6]" office:value-type="float" office:value="2.99563794983642" calcext:value-type="float">
            <text:p>2.996</text:p>
          </table:table-cell>
          <table:table-cell table:style-name="ce7" table:formula="of:=[.C16]/[.C$6]" office:value-type="float" office:value="36.6" calcext:value-type="float">
            <text:p>36.600</text:p>
          </table:table-cell>
          <table:table-cell table:style-name="ce7" table:formula="of:=[.D16]/[.D$6]" office:value-type="float" office:value="1.69933174623063" calcext:value-type="float">
            <text:p>1.699</text:p>
          </table:table-cell>
          <table:table-cell table:style-name="ce7" table:formula="of:=[.E16]/[.E$6]" office:value-type="float" office:value="2.72514242717403" calcext:value-type="float">
            <text:p>2.725</text:p>
          </table:table-cell>
        </table:table-row>
        <table:table-row table:style-name="ro2" table:number-rows-repeated="4">
          <table:table-cell table:number-columns-repeated="10"/>
        </table:table-row>
        <table:table-row table:style-name="ro2">
          <table:table-cell office:value-type="string" calcext:value-type="string">
            <text:p>For TikZ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$10^{-2}$</text:p>
          </table:table-cell>
          <table:table-cell office:value-type="float" office:value="1" calcext:value-type="float">
            <text:p>1</text:p>
          </table:table-cell>
          <table:table-cell table:style-name="ce12" table:formula="of:=&quot;(&quot;&amp;[.A22]&amp;&quot;,&quot;&amp;[.B22]&amp;&quot;)&quot;" office:value-type="string" office:string-value="($10^{-2}$,1)" calcext:value-type="string">
            <text:p>($10^{-2}$,1)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$10^{-3}$</text:p>
          </table:table-cell>
          <table:table-cell office:value-type="float" office:value="1" calcext:value-type="float">
            <text:p>1</text:p>
          </table:table-cell>
          <table:table-cell table:formula="of:=&quot;(&quot;&amp;[.A23]&amp;&quot;,&quot;&amp;[.B23]&amp;&quot;)&quot;" office:value-type="string" office:string-value="($10^{-3}$,1)" calcext:value-type="string">
            <text:p>($10^{-3}$,1)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$10^{-4}$</text:p>
          </table:table-cell>
          <table:table-cell office:value-type="float" office:value="1" calcext:value-type="float">
            <text:p>1</text:p>
          </table:table-cell>
          <table:table-cell table:formula="of:=&quot;(&quot;&amp;[.A24]&amp;&quot;,&quot;&amp;[.B24]&amp;&quot;)&quot;" office:value-type="string" office:string-value="($10^{-4}$,1)" calcext:value-type="string">
            <text:p>($10^{-4}$,1)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$10^{-5}$</text:p>
          </table:table-cell>
          <table:table-cell office:value-type="float" office:value="1" calcext:value-type="float">
            <text:p>1</text:p>
          </table:table-cell>
          <table:table-cell table:formula="of:=&quot;(&quot;&amp;[.A25]&amp;&quot;,&quot;&amp;[.B25]&amp;&quot;)&quot;" office:value-type="string" office:string-value="($10^{-5}$,1)" calcext:value-type="string">
            <text:p>($10^{-5}$,1)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$10^{-6}$</text:p>
          </table:table-cell>
          <table:table-cell office:value-type="float" office:value="1.10942706653768" calcext:value-type="float">
            <text:p>1.10942706653768</text:p>
          </table:table-cell>
          <table:table-cell table:formula="of:=&quot;(&quot;&amp;[.A26]&amp;&quot;,&quot;&amp;[.B26]&amp;&quot;)&quot;" office:value-type="string" office:string-value="($10^{-6}$,1.10942706653768)" calcext:value-type="string">
            <text:p>($10^{-6}$,1.10942706653768)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$10^{-7}$</text:p>
          </table:table-cell>
          <table:table-cell office:value-type="float" office:value="1.27749113189294" calcext:value-type="float">
            <text:p>1.27749113189294</text:p>
          </table:table-cell>
          <table:table-cell table:formula="of:=&quot;(&quot;&amp;[.A27]&amp;&quot;,&quot;&amp;[.B27]&amp;&quot;)&quot;" office:value-type="string" office:string-value="($10^{-7}$,1.27749113189294)" calcext:value-type="string">
            <text:p>($10^{-7}$,1.27749113189294)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$10^{-8}$</text:p>
          </table:table-cell>
          <table:table-cell office:value-type="float" office:value="1.47613673008707" calcext:value-type="float">
            <text:p>1.47613673008707</text:p>
          </table:table-cell>
          <table:table-cell table:formula="of:=&quot;(&quot;&amp;[.A28]&amp;&quot;,&quot;&amp;[.B28]&amp;&quot;)&quot;" office:value-type="string" office:string-value="($10^{-8}$,1.47613673008707)" calcext:value-type="string">
            <text:p>($10^{-8}$,1.47613673008707)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$10^{-9}$</text:p>
          </table:table-cell>
          <table:table-cell office:value-type="float" office:value="1.71971407072987" calcext:value-type="float">
            <text:p>1.71971407072987</text:p>
          </table:table-cell>
          <table:table-cell table:formula="of:=&quot;(&quot;&amp;[.A29]&amp;&quot;,&quot;&amp;[.B29]&amp;&quot;)&quot;" office:value-type="string" office:string-value="($10^{-9}$,1.71971407072987)" calcext:value-type="string">
            <text:p>($10^{-9}$,1.71971407072987)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$10^{-10}$</text:p>
          </table:table-cell>
          <table:table-cell office:value-type="float" office:value="2.0057508330646" calcext:value-type="float">
            <text:p>2.0057508330646</text:p>
          </table:table-cell>
          <table:table-cell table:formula="of:=&quot;(&quot;&amp;[.A30]&amp;&quot;,&quot;&amp;[.B30]&amp;&quot;)&quot;" office:value-type="string" office:string-value="($10^{-10}$,2.0057508330646)" calcext:value-type="string">
            <text:p>($10^{-10}$,2.0057508330646)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$10^{-11}$</text:p>
          </table:table-cell>
          <table:table-cell office:value-type="float" office:value="2.29420617005267" calcext:value-type="float">
            <text:p>2.29420617005267</text:p>
          </table:table-cell>
          <table:table-cell table:formula="of:=&quot;(&quot;&amp;[.A31]&amp;&quot;,&quot;&amp;[.B31]&amp;&quot;)&quot;" office:value-type="string" office:string-value="($10^{-11}$,2.29420617005267)" calcext:value-type="string">
            <text:p>($10^{-11}$,2.29420617005267)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$10^{-12}$</text:p>
          </table:table-cell>
          <table:table-cell office:value-type="float" office:value="2.72514242717403" calcext:value-type="float">
            <text:p>2.72514242717403</text:p>
          </table:table-cell>
          <table:table-cell table:formula="of:=&quot;(&quot;&amp;[.A32]&amp;&quot;,&quot;&amp;[.B32]&amp;&quot;)&quot;" office:value-type="string" office:string-value="($10^{-12}$,2.72514242717403)" calcext:value-type="string">
            <text:p>($10^{-12}$,2.72514242717403)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 style:data-style-name="N2" text:time-value="10:51:50.37842383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10:09:12.492015357</meta:creation-date>
    <dc:date>2021-11-17T18:51:54.581398836</dc:date>
    <meta:editing-duration>PT10H29M59S</meta:editing-duration>
    <meta:editing-cycles>38</meta:editing-cycles>
    <meta:generator>LibreOffice/6.0.7.3$Linux_X86_64 LibreOffice_project/00m0$Build-3</meta:generator>
    <meta:document-statistic meta:table-count="1" meta:cell-count="1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bar" chart:style-name="ch1">
        <chart:legend chart:legend-position="end" svg:x="13.47cm" svg:y="3.927cm" style:legend-expansion="high" chart:style-name="ch2"/>
        <chart:plot-area chart:style-name="ch3" table:cell-range-address="'2021.11.05'.G6:'2021.11.05'.G16 '2021.11.05'.I6:'2021.11.05'.I16" svg:x="0.32cm" svg:y="0.18cm" svg:width="12.83cm" svg:height="8.645cm">
          <chartooo:coordinate-region svg:x="1.508cm" svg:y="0.394cm" svg:width="11.642cm" svg:height="7.75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021.11.05'.G6:'2021.11.05'.G16" chart:class="chart:bar">
            <chart:data-point chart:repeated="11"/>
          </chart:series>
          <chart:series chart:style-name="ch8" chart:values-cell-range-address="'2021.11.05'.I6:'2021.11.05'.I16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  <table:table-cell office:value-type="string">
                <text:p>Colon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021.11.05'.G6:'2021.11.05'.G16</svg:desc>
                </draw:g>
              </table:table-cell>
              <table:table-cell office:value-type="float" office:value="1">
                <text:p>1</text:p>
                <draw:g>
                  <svg:desc>'2021.11.05'.I6:'2021.11.05'.I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181025081788">
                <text:p>1.02181025081788</text:p>
              </table:table-cell>
              <table:table-cell office:value-type="float" office:value="0.920164557490707">
                <text:p>0.920164557490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2944383860414">
                <text:p>1.02944383860414</text:p>
              </table:table-cell>
              <table:table-cell office:value-type="float" office:value="0.984575867685754">
                <text:p>0.984575867685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7088331515812">
                <text:p>1.07088331515812</text:p>
              </table:table-cell>
              <table:table-cell office:value-type="float" office:value="0.925999248214509">
                <text:p>0.925999248214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1483097055616">
                <text:p>1.21483097055616</text:p>
              </table:table-cell>
              <table:table-cell office:value-type="float" office:value="1.1315833437748">
                <text:p>1.1315833437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092693565976">
                <text:p>1.5092693565976</text:p>
              </table:table-cell>
              <table:table-cell office:value-type="float" office:value="1.25842626237314">
                <text:p>1.25842626237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7175572519084">
                <text:p>1.67175572519084</text:p>
              </table:table-cell>
              <table:table-cell office:value-type="float" office:value="1.42763646994946">
                <text:p>1.427636469949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3751363140676">
                <text:p>1.83751363140676</text:p>
              </table:table-cell>
              <table:table-cell office:value-type="float" office:value="1.45784989349706">
                <text:p>1.457849893497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0381679389313">
                <text:p>2.50381679389313</text:p>
              </table:table-cell>
              <table:table-cell office:value-type="float" office:value="1.6233596458255">
                <text:p>1.62335964582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60850599781897">
                <text:p>2.60850599781897</text:p>
              </table:table-cell>
              <table:table-cell office:value-type="float" office:value="1.6617257653594">
                <text:p>1.66172576535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9563794983642">
                <text:p>2.99563794983642</text:p>
              </table:table-cell>
              <table:table-cell office:value-type="float" office:value="1.69933174623063">
                <text:p>1.699331746230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61cm" svg:y="3.925cm" style:legend-expansion="high" chart:style-name="ch2"/>
        <chart:plot-area chart:style-name="ch3" table:cell-range-address="'2021.11.05'.H6:'2021.11.05'.H16 '2021.11.05'.J6:'2021.11.05'.J16" svg:x="0.32cm" svg:y="0.18cm" svg:width="12.821cm" svg:height="8.64cm">
          <chartooo:coordinate-region svg:x="1.72cm" svg:y="0.393cm" svg:width="11.421cm" svg:height="7.7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021.11.05'.H6:'2021.11.05'.H16" chart:class="chart:bar">
            <chart:data-point chart:repeated="11"/>
          </chart:series>
          <chart:series chart:style-name="ch8" chart:values-cell-range-address="'2021.11.05'.J6:'2021.11.05'.J16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H</text:p>
              </table:table-cell>
              <table:table-cell office:value-type="string">
                <text:p>Colon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021.11.05'.H6:'2021.11.05'.H16</svg:desc>
                </draw:g>
              </table:table-cell>
              <table:table-cell office:value-type="float" office:value="1">
                <text:p>1</text:p>
                <draw:g>
                  <svg:desc>'2021.11.05'.J6:'2021.11.05'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9">
                <text:p>1.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8">
                <text:p>1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4">
                <text:p>2.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87">
                <text:p>3.87</text:p>
              </table:table-cell>
              <table:table-cell office:value-type="float" office:value="1.10942706653768">
                <text:p>1.109427066537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61">
                <text:p>5.61</text:p>
              </table:table-cell>
              <table:table-cell office:value-type="float" office:value="1.27749113189294">
                <text:p>1.27749113189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09">
                <text:p>8.09</text:p>
              </table:table-cell>
              <table:table-cell office:value-type="float" office:value="1.47613673008707">
                <text:p>1.476136730087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03">
                <text:p>11.03</text:p>
              </table:table-cell>
              <table:table-cell office:value-type="float" office:value="1.71971407072987">
                <text:p>1.719714070729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01">
                <text:p>16.01</text:p>
              </table:table-cell>
              <table:table-cell office:value-type="float" office:value="2.0057508330646">
                <text:p>2.00575083306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21">
                <text:p>23.21</text:p>
              </table:table-cell>
              <table:table-cell office:value-type="float" office:value="2.29420617005267">
                <text:p>2.294206170052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6">
                <text:p>36.6</text:p>
              </table:table-cell>
              <table:table-cell office:value-type="float" office:value="2.72514242717403">
                <text:p>2.725142427174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